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3"/>
        <table:table-column table:style-name="co1" table:number-columns-repeated="4" table:default-cell-style-name="ce4"/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5" table:number-rows-spanned="1">
            <text:p>Escenario 1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Implementación</text:p>
          </table:table-cell>
          <table:table-cell table:style-name="ce2" office:value-type="string" calcext:value-type="string">
            <text:p>T.Aislada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T.Total</text:p>
          </table:table-cell>
          <table:table-cell table:style-name="ce2" office:value-type="string" calcext:value-type="string">
            <text:p>Medi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style-name="ce5"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5" table:number-rows-spanned="1">
            <text:p>Escenario 2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5" table:number-rows-spanned="1">
            <text:p>Escenario 3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_t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_t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_t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_t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bonacci_t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27:54.639926110</meta:creation-date>
    <dc:date>2019-10-23T14:01:47.196228767</dc:date>
    <meta:editing-duration>PT1H23M32S</meta:editing-duration>
    <meta:editing-cycles>1</meta:editing-cycles>
    <meta:document-statistic meta:table-count="1" meta:cell-count="43" meta:object-count="0"/>
    <meta:generator>LibreOffice/5.2.7.2$Linux_X86_64 LibreOffice_project/20m0$Build-2</meta:generator>
  </office:meta>
</office:document-meta>
</file>